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14cm" fo:min-width="4.52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48cm" fo:min-width="9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55cm" fo:min-width="4.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45cm" fo:min-width="6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24cm" fo:min-width="3.90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cm" fo:min-width="6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872cm" fo:min-width="3.3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75cm" fo:min-width="5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2" draw:id="id2" draw:layer="layout" svg:width="7.1cm" svg:height="3.2cm" svg:x="8.8cm" svg:y="2.5cm">
          <text:p text:style-name="P1">Star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9.9cm" svg:height="2.498cm" draw:transform="skewX (0.601614993162445) rotate (-0.000174532925199667) translate (3.815cm 9.101cm)">
          <text:p text:style-name="P1">Pobierz liczbę od użytkownik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3cm" svg:height="4.8cm" draw:transform="skewX (0.490437519810407) translate (7.163cm 15.9cm)">
          <text:p text:style-name="P1">Suma &lt;=75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6.6cm" svg:height="2.7cm" svg:x="11.2cm" svg:y="22.6cm">
          <text:p text:style-name="P1">Suma = suma + liczba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6cm" svg:y1="19.2cm" svg:x2="14.6cm" svg:y2="22.7cm">
          <text:p text:style-name="P1">TAK</text:p>
        </draw:line>
        <draw:connector draw:style-name="gr6" draw:text-style-name="P3" draw:layer="layout" svg:x1="17.8cm" svg:y1="23.95cm" svg:x2="15.9cm" svg:y2="4.1cm" draw:start-shape="id1" draw:start-glue-point="1" draw:end-shape="id2" draw:end-glue-point="10" svg:d="M17800 23950h501v-19850h-2401" svg:viewBox="0 0 2402 19851">
          <text:p/>
        </draw:connector>
        <draw:custom-shape draw:style-name="gr7" draw:text-style-name="P2" xml:id="id4" draw:id="id4" draw:layer="layout" svg:width="7cm" svg:height="2.5cm" svg:x="3cm" svg:y="22.6cm">
          <text:p text:style-name="P1">Wyprowadź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svg:x1="5.882cm" svg:y1="18.3cm" svg:x2="3.875cm" svg:y2="23.85cm" draw:start-shape="id3" draw:start-glue-point="3" draw:end-shape="id4" draw:end-glue-point="9" svg:d="M5882 18300h-3383v5550h1376" svg:viewBox="0 0 3384 5551">
          <text:p/>
        </draw:connector>
        <draw:custom-shape draw:style-name="gr8" draw:text-style-name="P2" xml:id="id5" draw:id="id5" draw:layer="layout" svg:width="6.7cm" svg:height="1.9cm" svg:x="8.3cm" svg:y="6.5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1.65cm" svg:y1="8.4cm" svg:x2="8.765cm" svg:y2="9.102cm" draw:start-shape="id5" draw:start-glue-point="2" draw:end-shape="id6" draw:end-glue-point="0" svg:d="M11650 8400v350h-2885v352" svg:viewBox="0 0 2886 703">
          <text:p/>
        </draw:connector>
        <draw:connector draw:style-name="gr6" draw:text-style-name="P3" draw:layer="layout" svg:x1="7.05cm" svg:y1="11.6cm" svg:x2="9.813cm" svg:y2="15.9cm" draw:start-shape="id6" draw:start-glue-point="2" draw:end-shape="id3" draw:end-glue-point="0" svg:d="M7050 11600v2150h2763v2150" svg:viewBox="0 0 2764 4301">
          <text:p/>
        </draw:connector>
        <draw:custom-shape draw:style-name="gr9" draw:text-style-name="P2" xml:id="id7" draw:id="id7" draw:layer="layout" svg:width="5.4cm" svg:height="3cm" svg:x="6.4cm" svg:y="25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5.625cm" svg:y1="25.1cm" svg:x2="6.4cm" svg:y2="26.8cm" draw:start-shape="id4" draw:start-glue-point="7" draw:end-shape="id7" svg:d="M5625 25100v1700h775" svg:viewBox="0 0 776 1701">
          <text:p/>
        </draw:connector>
        <draw:custom-shape draw:style-name="gr10" draw:text-style-name="P5" draw:layer="layout" svg:width="6.2cm" svg:height="7cm" svg:x="1cm" svg:y="1.8cm">
          <text:p text:style-name="P4"><text:span text:style-name="T1">Program pobiera </text:span><text:span text:style-name="T1">liczby od </text:span></text:p>
          <text:p text:style-name="P4"><text:span text:style-name="T1">użytkownika do </text:span><text:span text:style-name="T1">momentu,</text:span></text:p>
          <text:p text:style-name="P4"><text:span text:style-name="T1"><text:s/></text:span><text:span text:style-name="T1">kiedy ich suma </text:span><text:span text:style-name="T1">przekroczy 75</text:span></text:p>
          <text:p text:style-name="P4"><text:span text:style-name="T1"><text:s/></text:span><text:span text:style-name="T1">na koniec </text:span><text:span text:style-name="T1">wyprowadzana </text:span><text:span text:style-name="T1">jest</text:span></text:p>
          <text:p text:style-name="P4"><text:span text:style-name="T1"><text:s/></text:span><text:span text:style-name="T1">suma podanych </text:span><text:span text:style-name="T1">liczb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2.35cm" svg:y1="5.7cm" svg:x2="11.65cm" svg:y2="6.5cm" draw:start-shape="id2" draw:start-glue-point="8" draw:end-shape="id5" draw:end-glue-point="0" svg:d="M12350 5700v401h-700v399" svg:viewBox="0 0 7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5:04.356989711</meta:creation-date>
    <dc:date>2018-09-27T07:37:38.385067627</dc:date>
    <meta:editing-duration>PT1M53S</meta:editing-duration>
    <meta:editing-cycles>2</meta:editing-cycles>
    <meta:generator>LibreOffice/6.0.3.2$Linux_X86_64 LibreOffice_project/00m0$Build-2</meta:generator>
    <meta:document-statistic meta:object-count="15"/>
  </office:meta>
</office:document-meta>
</file>